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666cm" style:rel-column-width="21845*"/>
    </style:style>
    <style:style style:name="Tabla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b2b2b2" fo:padding="0.097cm" fo:border="0.002cm solid #000000">
        <style:background-image/>
      </style:table-cell-properties>
    </style:style>
    <style:style style:name="Tabla1.A2" style:family="table-cell" style:data-style-name="N0">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none" fo:border-top="none" fo:border-bottom="0.002cm solid #000000"/>
    </style:style>
    <style:style style:name="Tabla1.C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5.666cm" style:rel-column-width="21845*"/>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b2b2b2" fo:padding="0.097cm" fo:border="0.002cm solid #000000">
        <style:background-image/>
      </style:table-cell-properties>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666cm" style:rel-column-width="21845*"/>
    </style:style>
    <style:style style:name="Tabla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b2b2b2" fo:padding="0.097cm" fo:border="0.002cm solid #000000">
        <style:background-image/>
      </style:table-cell-properties>
    </style:style>
    <style:style style:name="Tabla3.A2" style:family="table-cell" style:data-style-name="N0">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none" fo:border-top="none" fo:border-bottom="0.002cm solid #000000"/>
    </style:style>
    <style:style style:name="Tabla3.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normal" style:font-weight-asian="normal" style:font-weight-complex="normal"/>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text-align="start" style:justify-single-word="false"/>
      <style:text-properties fo:font-weight="normal" style:font-weight-asian="normal" style:font-weight-complex="normal"/>
    </style:style>
    <style:style style:name="P11" style:family="paragraph" style:parent-style-name="Standard" style:list-style-name="L5">
      <style:paragraph-properties fo:text-align="start" style:justify-single-word="false"/>
      <style:text-properties fo:font-weight="normal" style:font-weight-asian="normal" style:font-weight-complex="normal"/>
    </style:style>
    <style:style style:name="P12" style:family="paragraph" style:parent-style-name="Standard" style:list-style-name="L6">
      <style:paragraph-properties fo:text-align="start" style:justify-single-word="false"/>
      <style:text-properties fo:font-weight="normal" style:font-weight-asian="normal" style:font-weight-complex="normal"/>
    </style:style>
    <style:style style:name="P13" style:family="paragraph" style:parent-style-name="Standard" style:list-style-name="L7">
      <style:paragraph-properties fo:text-align="start" style:justify-single-word="false"/>
      <style:text-properties fo:font-weight="normal" style:font-weight-asian="normal" style:font-weight-complex="normal"/>
    </style:style>
    <style:style style:name="P14" style:family="paragraph" style:parent-style-name="Standard" style:list-style-name="L8">
      <style:paragraph-properties fo:text-align="start" style:justify-single-word="false"/>
      <style:text-properties fo:font-weight="normal" style:font-weight-asian="normal" style:font-weight-complex="normal"/>
    </style:style>
    <style:style style:name="P15" style:family="paragraph" style:parent-style-name="Standard" style:list-style-name="L9">
      <style:paragraph-properties fo:text-align="start" style:justify-single-word="false"/>
      <style:text-properties fo:font-weight="normal" style:font-weight-asian="normal" style:font-weight-complex="normal"/>
    </style:style>
    <style:style style:name="P16" style:family="paragraph" style:parent-style-name="Standard" style:list-style-name="L10">
      <style:paragraph-properties fo:text-align="start" style:justify-single-word="false"/>
      <style:text-properties fo:font-weight="normal" style:font-weight-asian="normal" style:font-weight-complex="normal"/>
    </style:style>
    <style:style style:name="P17" style:family="paragraph" style:parent-style-name="Standard" style:list-style-name="L11">
      <style:paragraph-properties fo:text-align="start" style:justify-single-word="false"/>
      <style:text-properties fo:font-weight="normal" style:font-weight-asian="normal" style:font-weight-complex="normal"/>
    </style:style>
    <style:style style:name="P18" style:family="paragraph" style:parent-style-name="Standard" style:list-style-name="L12">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center" style:justify-single-word="false"/>
      <style:text-properties fo:font-weight="normal" style:font-weight-asian="normal" style:font-weight-complex="normal"/>
    </style:style>
    <style:style style:name="P20" style:family="paragraph" style:parent-style-name="Standard" style:list-style-name="L9">
      <style:paragraph-properties fo:text-align="start" style:justify-single-word="false"/>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L 2</text:p>
      <text:p text:style-name="P1"/>
      <text:p text:style-name="P2">El Producto cartesiano</text:p>
      <text:p text:style-name="P2"/>
      <text:p text:style-name="P3">El producto cartesiano entre dos conjuntos da como resultado un nuevo conjunto con tantos elementos como pares posibles de elementos pueden combinarse</text:p>
      <text:p text:style-name="P3"/>
      <text:p text:style-name="P3">Si realizamos un producto cartesiano entre dos tablas el número de filas resultante será igual al número de registros de la tabla1 multiplicado por el número de registros de la tabla2</text:p>
      <text:p text:style-name="P3"/>
      <text:p text:style-name="P3">Tabla: camisas</text:p>
      <table:table table:name="Tabla1" table:style-name="Tabla1">
        <table:table-column table:style-name="Tabla1.A" table:number-columns-repeated="3"/>
        <table:table-row>
          <table:table-cell table:style-name="Tabla1.A1" office:value-type="string">
            <text:p text:style-name="P5">id</text:p>
          </table:table-cell>
          <table:table-cell table:style-name="Tabla1.A1" office:value-type="string">
            <text:p text:style-name="P5">camisa</text:p>
          </table:table-cell>
          <table:table-cell table:style-name="Tabla1.C1" office:value-type="string">
            <text:p text:style-name="P5">peso</text:p>
          </table:table-cell>
        </table:table-row>
        <table:table-row>
          <table:table-cell table:style-name="Tabla1.A2" office:value-type="float" office:value="1">
            <text:p text:style-name="P4">1</text:p>
          </table:table-cell>
          <table:table-cell table:style-name="Tabla1.B2" office:value-type="string">
            <text:p text:style-name="P4">Lino blanca</text:p>
          </table:table-cell>
          <table:table-cell table:style-name="Tabla1.C2" office:value-type="float" office:value="210">
            <text:p text:style-name="P4">210</text:p>
          </table:table-cell>
        </table:table-row>
        <table:table-row>
          <table:table-cell table:style-name="Tabla1.A2" office:value-type="float" office:value="2">
            <text:p text:style-name="P4">2</text:p>
          </table:table-cell>
          <table:table-cell table:style-name="Tabla1.B2" office:value-type="string">
            <text:p text:style-name="P4">Algodón blanca</text:p>
          </table:table-cell>
          <table:table-cell table:style-name="Tabla1.C2" office:value-type="float" office:value="290">
            <text:p text:style-name="P4">290</text:p>
          </table:table-cell>
        </table:table-row>
        <table:table-row>
          <table:table-cell table:style-name="Tabla1.A2" office:value-type="float" office:value="3">
            <text:p text:style-name="P4">3</text:p>
          </table:table-cell>
          <table:table-cell table:style-name="Tabla1.B2" office:value-type="string">
            <text:p text:style-name="P4">Seda negra</text:p>
          </table:table-cell>
          <table:table-cell table:style-name="Tabla1.C2" office:value-type="float" office:value="260">
            <text:p text:style-name="P4">260</text:p>
          </table:table-cell>
        </table:table-row>
      </table:table>
      <text:p text:style-name="P3"/>
      <text:p text:style-name="P3">Tabla: pantalones</text:p>
      <table:table table:name="Tabla2" table:style-name="Tabla2">
        <table:table-column table:style-name="Tabla2.A" table:number-columns-repeated="3"/>
        <table:table-row>
          <table:table-cell table:style-name="Tabla2.A1" office:value-type="string">
            <text:p text:style-name="P5">id</text:p>
          </table:table-cell>
          <table:table-cell table:style-name="Tabla2.A1" office:value-type="string">
            <text:p text:style-name="P5">pantalon</text:p>
          </table:table-cell>
          <table:table-cell table:style-name="Tabla2.C1" office:value-type="string">
            <text:p text:style-name="P5">peso</text:p>
          </table:table-cell>
        </table:table-row>
        <table:table-row>
          <table:table-cell table:style-name="Tabla2.A2" office:value-type="float" office:value="1">
            <text:p text:style-name="P4">1</text:p>
          </table:table-cell>
          <table:table-cell table:style-name="Tabla2.B2" office:value-type="string">
            <text:p text:style-name="P4">Tela azúl marino</text:p>
          </table:table-cell>
          <table:table-cell table:style-name="Tabla2.C2" office:value-type="float" office:value="470">
            <text:p text:style-name="P4">470</text:p>
          </table:table-cell>
        </table:table-row>
        <table:table-row>
          <table:table-cell table:style-name="Tabla2.A2" office:value-type="float" office:value="2">
            <text:p text:style-name="P4">2</text:p>
          </table:table-cell>
          <table:table-cell table:style-name="Tabla2.B2" office:value-type="string">
            <text:p text:style-name="P4">Pana marrón claro</text:p>
          </table:table-cell>
          <table:table-cell table:style-name="Tabla2.C2" office:value-type="float" office:value="730">
            <text:p text:style-name="P4">730</text:p>
          </table:table-cell>
        </table:table-row>
      </table:table>
      <text:p text:style-name="P3"/>
      <text:p text:style-name="P3"/>
      <text:p text:style-name="P3">¿Qué combinaciones ofrece este vestuario?</text:p>
      <text:p text:style-name="P3"/>
      <text:p text:style-name="P3">SELECT *</text:p>
      <text:p text:style-name="P3">FROM camisas, pantalones</text:p>
      <text:p text:style-name="P3"/>
      <text:p text:style-name="P3">Al intervenir dos tablas en una consulta SQL, en la cláusula SELECT se pueden solicitar datos de cualquiera de las dos tablas</text:p>
      <text:p text:style-name="P3"/>
      <text:p text:style-name="P3">Consulta: Realizar el producto cartesiano de las dos tablas pero mostrando solo las columnas camisa y pantalon</text:p>
      <text:p text:style-name="P3"/>
      <text:p text:style-name="P19">CAMPO AMBIGUO</text:p>
      <text:p text:style-name="P3"/>
      <text:p text:style-name="P3">La ambigüedad se da cuando en una consulta SQL de dos tablas o más, en ambas existen uno o más campos con el mismo nombre. Si no indicamos a cuál de las tablas pertenece el campo, devolverá un error</text:p>
      <text:p text:style-name="P3"/>
      <text:p text:style-name="P3">Consulta: ¿Qué mudas pueden confeccionarse con este vestuario y qué pesa en conjunto cada muda, pantalon más camisa?</text:p>
      <text:p text:style-name="P3"/>
      <text:p text:style-name="P3">SELECT camisa, pantalon, camisas.peso + pantalones.peso as 'peso muda'</text:p>
      <text:p text:style-name="P3">FROM camisas, pantalones</text:p>
      <text:p text:style-name="P3"/>
      <text:p text:style-name="P3">En general en una consulta SQL con más de una tabla debe indicarse siempre a qué tabla pertenece cada campo, pudiendo no hacerse en el caso de que no exista ambigüedad.</text:p>
      <text:p text:style-name="P3"/>
      <text:p text:style-name="P3"/>
      <text:p text:style-name="P3"><text:soft-page-break/></text:p>
      <text:p text:style-name="P19">ALIAS DE TABLA</text:p>
      <text:p text:style-name="P3"/>
      <text:p text:style-name="P3">Igual que podemos rebautizar columnas en la cláusula SELECT, podemos rebautizar tablas en la cláusula FROM</text:p>
      <text:p text:style-name="P3"/>
      <text:p text:style-name="P3">SELECT camisa, pantalon, C.peso + P.peso as 'peso muda'</text:p>
      <text:p text:style-name="P3">FROM camisas AS C, pantalones AS P</text:p>
      <text:p text:style-name="P3"/>
      <text:p text:style-name="P3">Tabla: calzados</text:p>
      <table:table table:name="Tabla3" table:style-name="Tabla3">
        <table:table-column table:style-name="Tabla3.A" table:number-columns-repeated="3"/>
        <table:table-row>
          <table:table-cell table:style-name="Tabla3.A1" office:value-type="string">
            <text:p text:style-name="P5">id</text:p>
          </table:table-cell>
          <table:table-cell table:style-name="Tabla3.A1" office:value-type="string">
            <text:p text:style-name="P5">calzado</text:p>
          </table:table-cell>
          <table:table-cell table:style-name="Tabla3.C1" office:value-type="string">
            <text:p text:style-name="P5">peso</text:p>
          </table:table-cell>
        </table:table-row>
        <table:table-row>
          <table:table-cell table:style-name="Tabla3.A2" office:value-type="float" office:value="1">
            <text:p text:style-name="P4">1</text:p>
          </table:table-cell>
          <table:table-cell table:style-name="Tabla3.B2" office:value-type="string">
            <text:p text:style-name="P4">deportivas</text:p>
          </table:table-cell>
          <table:table-cell table:style-name="Tabla3.C2" office:value-type="float" office:value="675">
            <text:p text:style-name="P4">675</text:p>
          </table:table-cell>
        </table:table-row>
        <table:table-row>
          <table:table-cell table:style-name="Tabla3.A2" office:value-type="float" office:value="2">
            <text:p text:style-name="P4">2</text:p>
          </table:table-cell>
          <table:table-cell table:style-name="Tabla3.B2" office:value-type="string">
            <text:p text:style-name="P4">mocasines</text:p>
          </table:table-cell>
          <table:table-cell table:style-name="Tabla3.C2" office:value-type="float" office:value="800">
            <text:p text:style-name="P4">800</text:p>
          </table:table-cell>
        </table:table-row>
        <table:table-row>
          <table:table-cell table:style-name="Tabla3.A2" office:value-type="float" office:value="3">
            <text:p text:style-name="P4">3</text:p>
          </table:table-cell>
          <table:table-cell table:style-name="Tabla3.B2" office:value-type="string">
            <text:p text:style-name="P4">botas</text:p>
          </table:table-cell>
          <table:table-cell table:style-name="Tabla3.C2" office:value-type="float" office:value="1050">
            <text:p text:style-name="P4">1050</text:p>
          </table:table-cell>
        </table:table-row>
      </table:table>
      <text:p text:style-name="P3"/>
      <text:p text:style-name="P3">¿Qué ocurre si cruzamos tres tablas?</text:p>
      <text:p text:style-name="P3"/>
      <text:p text:style-name="P3">Realiza la consulta que devuelve las distintas mudas con su peso para las tres tablas</text:p>
      <text:p text:style-name="P3"/>
      <text:p text:style-name="P3">Realiza la siguiente consulta</text:p>
      <text:p text:style-name="P3"/>
      <text:p text:style-name="P3">SELECT concat('Camisa de ' , C.camisa,</text:p>
      <text:p text:style-name="P3"><text:tab/><text:tab/><text:tab/>' con pantalón de ' , P.pantalon,</text:p>
      <text:p text:style-name="P3"><text:tab/><text:tab/><text:tab/>' y ' , Z.calzado) as 'MUDA' ,</text:p>
      <text:p text:style-name="P3"><text:tab/><text:tab/><text:tab/>C.peso + P.peso + Z.peso</text:p>
      <text:p text:style-name="P3">FROM camisas C, pantalones P, calzados Z</text:p>
      <text:p text:style-name="P3">ORDER BY C.id, P.id, Z.id</text:p>
      <text:p text:style-name="P3"/>
      <text:p text:style-name="P3">Resumen</text:p>
      <text:p text:style-name="P3"/>
      <text:p text:style-name="P3">En las consultas SQL de dos o más tablas</text:p>
      <text:list xml:id="list62391747899096781" text:style-name="L1">
        <text:list-item>
          <text:p text:style-name="P7">Sin cláusula WHERE el motor SQL realiza el producto cartesiano de todas las tablas</text:p>
        </text:list-item>
        <text:list-item>
          <text:p text:style-name="P7">Para evitar ambigüedad de campos debe indicarse para cualquier campo y en cualquiera de sus cláusulas, la tabla a la que pertenece del siguiente modo tabla.campo</text:p>
        </text:list-item>
        <text:list-item>
          <text:p text:style-name="P7">Es posible establecer alias de tabla, con la intención de agilizar la construcción de la consulta y usar ese alias para indicar a qué tabla pertenece cada campo.</text:p>
        </text:list-item>
      </text:list>
      <text:p text:style-name="P3"/>
      <text:p text:style-name="P3">Ejercicios</text:p>
      <text:p text:style-name="P3"/>
      <text:list xml:id="list199134670635704706" text:style-name="L2">
        <text:list-item>
          <text:p text:style-name="P8">Realizar una consulta que devuelva las combinaciones posibles entre los pantalones y los calzados, mostrando solo una columna con la descripción de cada prenda. Utiliza alias de tabla</text:p>
        </text:list-item>
        <text:list-item>
          <text:p text:style-name="P8">Si en una BD existe una tabla t1 con 4 campos y 12 registros, y una tabla t2 con 7 campos y 10 registros. ¿Cuántas filas y columnas devolvería la siguiente consulta?</text:p>
        </text:list-item>
      </text:list>
      <text:p text:style-name="P3"><text:tab/></text:p>
      <text:p text:style-name="P3"><text:tab/>SELECT *</text:p>
      <text:p text:style-name="P3"><text:tab/>FROM t1, t2</text:p>
      <text:p text:style-name="P3"/>
      <text:p text:style-name="P3"/>
      <text:p text:style-name="P3"/>
      <text:p text:style-name="P19"><text:soft-page-break/>ABSTRACCIÓN DE TABLA</text:p>
      <text:p text:style-name="P3"/>
      <text:p text:style-name="P3">Cuando se combinan varias tablas en una consulta SQL, a efectos lógicos, el producto cartesiano de dichas tablas puede considerarse como una sola tabla con tantos registros y campos como filas y columnas resuelve la operación.</text:p>
      <text:p text:style-name="P3"/>
      <text:p text:style-name="P3">Realiza una consulta que devuelva las mudas de camisa con id 1</text:p>
      <text:p text:style-name="P3"/>
      <text:p text:style-name="P19">FUNCIONES DE AGREGADO</text:p>
      <text:p text:style-name="P3"/>
      <text:p text:style-name="P3">¿Cuántas mudas se pueden confeccionar con las camisas y pantalones?</text:p>
      <text:p text:style-name="P3"/>
      <text:p text:style-name="P3">Un recurso de la función COUNT es la de contar sobre un campo los distintos valores que contiene, en lugar de contar todos los valores que contiene la columna</text:p>
      <text:p text:style-name="P3"/>
      <text:p text:style-name="P3">SELECT COUNT(*), COUNT(camisa), COUNT(DISTINCT camisa)</text:p>
      <text:p text:style-name="P3">FROM camisas, pantalones</text:p>
      <text:p text:style-name="P3"/>
      <text:p text:style-name="P3">UNIONES</text:p>
      <text:p text:style-name="P3"/>
      <text:p text:style-name="P3">¿Qué prendas contiene una maleta con todas las camisas y pantalones?</text:p>
      <text:p text:style-name="P3"/>
      <text:p text:style-name="P3">Existe un modo de unir los resultados de dos o más consultas colocando entre ellas el operador UNION ALL</text:p>
      <text:p text:style-name="P3"/>
      <text:p text:style-name="P3">SELECT CONCAT('Camisa de ' , camisa) as 'Prenda'</text:p>
      <text:p text:style-name="P3">FROM camisas</text:p>
      <text:p text:style-name="P3">UNION ALL</text:p>
      <text:p text:style-name="P3">SELECT CONCAT('Pantalón de ' , pantalon)</text:p>
      <text:p text:style-name="P3">FROM pantalones</text:p>
      <text:p text:style-name="P3"/>
      <text:p text:style-name="P3">Para realizar la operación de unión, es necesario que ambas consultas devuelvan el mismo número de columnas</text:p>
      <text:p text:style-name="P3"/>
      <text:p text:style-name="P3">Resumen</text:p>
      <text:p text:style-name="P3"/>
      <text:list xml:id="list8446621096557909432" text:style-name="L3">
        <text:list-item>
          <text:p text:style-name="P9">A efectos lógicos el producto cartesiano entre varias tablas puede considerarse como una sola tabla, siendo válidas todas las operaciones que se realizan sobre una tabla. Primero se generará el producto cartesiano sobre las tablas de la cláusula FROM y después se ejecuta el resto de la consulta sobre ese resultado.</text:p>
        </text:list-item>
        <text:list-item>
          <text:p text:style-name="P9">Mediante UNION ALL es posible unir dos o más consultas SQL. Todas las consultas que intervienen en la unión deben devolver el mismo número de columnas</text:p>
        </text:list-item>
      </text:list>
      <text:p text:style-name="P3"/>
      <text:p text:style-name="P3">Ejercicios</text:p>
      <text:p text:style-name="P3"/>
      <text:list xml:id="list7264395773035887908" text:style-name="L4">
        <text:list-item>
          <text:p text:style-name="P10">Construye una consulta SQL que devuelva el peso medio de todas las mudas confeccionables entre camisas y pantalones</text:p>
        </text:list-item>
        <text:list-item>
          <text:p text:style-name="P10">Modifica la consulta anterior para obtener el mismo resultado entre camisas, pantalones y calzados</text:p>
        </text:list-item>
        <text:list-item>
          <text:p text:style-name="P10">Construye una consulta SQL que devuelva el peso medio de todas las mudas confeccionables entre camisas y pantalones agrupado por camisa</text:p>
        </text:list-item>
        <text:list-item>
          <text:p text:style-name="P10">Modifica la consulta de manera que devuelva el mismo resultado pero que solo muestre los <text:soft-page-break/>grupos cuyo peso medio sea superior a 850 gramos</text:p>
        </text:list-item>
        <text:list-item>
          <text:p text:style-name="P10">Construye una consulta SQL que devuelva la lista de prendas de una maleta que contiene todas las camisas, pantalones y calzado</text:p>
        </text:list-item>
      </text:list>
      <text:p text:style-name="P3"/>
      <text:p text:style-name="P19">RELACIONES, CLAVES PRIMARIAS Y FORÁNEAS</text:p>
      <text:p text:style-name="P3"/>
      <text:p text:style-name="P3">CLAVE PRIMARIA</text:p>
      <text:p text:style-name="P3">En una tabla, para identificar cada registro es necesario establecer una clave primaria con el propósito de identificar cada registro de forma única.</text:p>
      <text:p text:style-name="P3"/>
      <text:p text:style-name="P3">El valor o valores que ejercen de clave en un registro no se pueden repetir en el resto de registros de la tabla</text:p>
      <text:p text:style-name="P3"/>
      <text:p text:style-name="P3">La mejor manera de crear una clave primaria es emplear número naturales. Ocupan poco espacio, se pueden ordenar y son infinitos.</text:p>
      <text:p text:style-name="P3"/>
      <text:p text:style-name="P3">CLAVE FORÁNEA</text:p>
      <text:p text:style-name="P3"/>
      <text:p text:style-name="P3">La clave o claves foráneas de una tabla son referencias a registros de otra tabla. Esto establece una relación entre las dos tablas</text:p>
      <text:p text:style-name="P3"/>
      <text:p text:style-name="P3">Un registro que contiene una clave foránea apunta a un solo registro de la tabla a la que hace referencia. Por tanto una clave foránea apuntará siempre a la clave primaria de otra tabla.</text:p>
      <text:p text:style-name="P3"/>
      <text:p text:style-name="P3">El SGBD no deja crear una clave foránea que apunte a un campo que no sea clave primaria</text:p>
      <text:p text:style-name="P3"/>
      <text:p text:style-name="P3">Tampoco permite insertar en la clave foránea valores que no existen como clave primaria en la tabla padre. A esto se le llama integridad referencial.</text:p>
      <text:p text:style-name="P3"/>
      <text:p text:style-name="P3">Si intentas eliminar un registro padre el cuál deja hijos huérfanos en otras tablas, devuelve un error y no se realiza la operación.</text:p>
      <text:p text:style-name="P3"/>
      <text:p text:style-name="P19">RELACIONES</text:p>
      <text:p text:style-name="P3"/>
      <text:p text:style-name="P3">El modo de relacionar registros entre sí es mediante referencias, utilizando identificadores definidos como claves primarias y foráneas</text:p>
      <text:p text:style-name="P3"/>
      <text:p text:style-name="P3">Supuesto:</text:p>
      <text:list xml:id="list2311367271923202491" text:style-name="L5">
        <text:list-item>
          <text:p text:style-name="P11">Tenemos una academia dónde se imparten clases, en consecuencia habrá cursos, profesores y alumnos.</text:p>
        </text:list-item>
        <text:list-item>
          <text:p text:style-name="P11">En nuestra base de datos diseñamos una tabla para cada identidad, alumnos, profesores y cursos</text:p>
        </text:list-item>
        <text:list-item>
          <text:p text:style-name="P11">Realizamos el diseño de las tablas cada una con su clave primaria</text:p>
          <text:list>
            <text:list-item>
              <text:p text:style-name="P11">cursos con los campos id y titulo</text:p>
            </text:list-item>
            <text:list-item>
              <text:p text:style-name="P11">profesores con los campos id, nombre, apellidos y fecha de nacimiento</text:p>
            </text:list-item>
            <text:list-item>
              <text:p text:style-name="P11">alumnos con los campos nombre, apellidos y fecha de nacimiento</text:p>
            </text:list-item>
          </text:list>
        </text:list-item>
      </text:list>
      <text:p text:style-name="P3"/>
      <text:list xml:id="list32369689" text:continue-numbering="true" text:style-name="L5">
        <text:list-item>
          <text:p text:style-name="P11">Creamos 4 cursos, 3 profesores y 7 alumnos</text:p>
        </text:list-item>
      </text:list>
      <text:p text:style-name="P3"/>
      <text:p text:style-name="P3">A estas tablas se les llama maestros porque contienen información relevante y concreta de cada entidad</text:p>
      <text:p text:style-name="P3"/>
      <text:p text:style-name="P3"><text:soft-page-break/>Para establecer las relaciones entre estas tres tablas necesitamos conocer más datos</text:p>
      <text:p text:style-name="P3"/>
      <text:list xml:id="list926872705721824154" text:style-name="L6">
        <text:list-item>
          <text:p text:style-name="P12">Cada curso lo imparte un único profesor, pero un profesor puede impartir más de un curso</text:p>
        </text:list-item>
        <text:list-item>
          <text:p text:style-name="P12">Cada curso tiene varios alumnos y algunos alumnos realizan dos o más cursos</text:p>
        </text:list-item>
      </text:list>
      <text:p text:style-name="P3"/>
      <text:p text:style-name="P19">RELACIÓN DE CARDINALIDAD 1 A N</text:p>
      <text:p text:style-name="P3"/>
      <text:p text:style-name="P3">Cada curso lo imparte un único profesor, pero algún profesor imparte más de un curso</text:p>
      <text:p text:style-name="P3"/>
      <text:p text:style-name="P3">Para establecer la relación basta con crear un campo en la tabla cursos que informe de que profesor lo imparte. Este campo contendrá una clave primaria de la tabla profesores alojada en la tabla cursos, por eso se le llama clave foránea en la tabla cursos.</text:p>
      <text:p text:style-name="P3"/>
      <text:p text:style-name="P3">La clave foránea en la tabla cursos tiene que ser forzosamente una referencia a la clave primaria de la tabla profesores.</text:p>
      <text:p text:style-name="P3"/>
      <text:p text:style-name="P3">En las relaciones 1 a n en la tabla hija (cursos) se crea una clave foránea que apunta a la tabla padre (profesores)</text:p>
      <text:p text:style-name="P3"/>
      <text:p text:style-name="P3">Le llamamos id_profesor aunque podemos llamarle com queramos y este campo contendrá el identificador del profesor que imparte el curso</text:p>
      <text:p text:style-name="P3"/>
      <text:p text:style-name="P3">Podriamos pensar en guardar en la tabla cursos el nombre del profesor que lo imparte pero estaríamos duplicando información.</text:p>
      <text:p text:style-name="P3"/>
      <text:p text:style-name="P3">Al guardar la referencia a un identificador</text:p>
      <text:p text:style-name="P3"/>
      <text:list xml:id="list6063226123284891543" text:style-name="L7">
        <text:list-item>
          <text:p text:style-name="P13">No duplicamos información en la BD</text:p>
        </text:list-item>
        <text:list-item>
          <text:p text:style-name="P13">Cualquier cambio de esa información sólo la tendremos que hacer en un único lugar</text:p>
        </text:list-item>
        <text:list-item>
          <text:p text:style-name="P13">Evitamos la ambiüedad al no llamar a la misma cosa de varias maneras en varias ubicaciones distintas</text:p>
        </text:list-item>
      </text:list>
      <text:p text:style-name="P3"/>
      <text:p text:style-name="P3">Ejercicio </text:p>
      <text:list xml:id="list240706568182252214" text:style-name="L8">
        <text:list-item>
          <text:p text:style-name="P14">Crear un campo en la tabla cursos id_profesor que sea clave foránea y apunte al id de la tabla profesores</text:p>
        </text:list-item>
        <text:list-item>
          <text:p text:style-name="P14">Rellenar el campo creado con valores</text:p>
        </text:list-item>
      </text:list>
      <text:p text:style-name="P3"/>
      <text:p text:style-name="P3">Consulta para mostrar cada curso junto con el profesor que lo imparte</text:p>
      <text:p text:style-name="P3"/>
      <text:p text:style-name="P3">SELECT *</text:p>
      <text:p text:style-name="P3">FROM cursos C, profesores P</text:p>
      <text:p text:style-name="P3">WHERE C.id_profesor = P.id</text:p>
      <text:p text:style-name="P3"/>
      <text:p text:style-name="P3">Realiza la consulta anterior pero mostrando solo el titulo del curso y el nombre y apellidos del profesor que lo imparte</text:p>
      <text:p text:style-name="P3"/>
      <text:p text:style-name="P19">RELACIÓN DE CADINALIDAD N A M</text:p>
      <text:p text:style-name="P3"/>
      <text:p text:style-name="P3">Cada curso tiene varios alumnos y algunos alumnos cursan dos o más cursos</text:p>
      <text:p text:style-name="P3"/>
      <text:p text:style-name="P3">Este tipo de relación se denomina de varios a varios o de n a m</text:p>
      <text:p text:style-name="P3"/>
      <text:p text:style-name="P3"><text:soft-page-break/>Para esta relación necesitamos crear una nueva tabla, tabla de relación. La nueva tabla alumnos_cursos contendrá como mínimo las claves primarias de ambas tablas cursos.id y alumnos.id.</text:p>
      <text:p text:style-name="P3">La clave primaria de la nueva tabla la formarán ambos campos conjuntamente y a su vez cada uno de ellos por separado será clave foránea de las tablas alumnos y cursos</text:p>
      <text:p text:style-name="P3"/>
      <text:p text:style-name="P3">Creamos la tabla alumnos_cursos</text:p>
      <text:p text:style-name="P3"/>
      <text:p text:style-name="P3">Realizamos la consulta que muestra a los alumnos con los cursos que realiza cada uno</text:p>
      <text:p text:style-name="P3"/>
      <text:p text:style-name="P3">SELECT *</text:p>
      <text:p text:style-name="P3">FROM alumnos_cursos AC, alumnos A, cursos C</text:p>
      <text:p text:style-name="P3">WHERE AC.id_alumno = A.id</text:p>
      <text:p text:style-name="P3">AND AC.id_curso = C.id</text:p>
      <text:p text:style-name="P3"/>
      <text:p text:style-name="P3">Realizar la consulta anterior pero mostrando solo nombre y apellidos del alumno y el título del curso</text:p>
      <text:p text:style-name="P3"/>
      <text:p text:style-name="P3">Ejercicios</text:p>
      <text:p text:style-name="P3"/>
      <text:list xml:id="list2129080385414877861" text:style-name="L9">
        <text:list-item>
          <text:p text:style-name="P15">Construye una consulta que devuelva los cursos en que se ha matriculado el alumno con identificador 1</text:p>
        </text:list-item>
      </text:list>
      <text:p text:style-name="P3"/>
      <text:p text:style-name="P3"/>
      <text:list xml:id="list32385007" text:continue-numbering="true" text:style-name="L9">
        <text:list-item>
          <text:p text:style-name="P15">Modifica la anterior consulta para que devuelva los nombres y apellidos de los alumnos y los cursos en que se han matriculado, pero que el nombre del alumno contenga una E</text:p>
        </text:list-item>
      </text:list>
      <text:p text:style-name="P3"/>
      <text:p text:style-name="P3"/>
      <text:list xml:id="list32384414" text:continue-numbering="true" text:style-name="L9">
        <text:list-item>
          <text:p text:style-name="P15">¿Cuántos cursos imparte cada profesor? El resultado debe mostrar el nombre completo del profesor acompañado por el número de cursos que imparte</text:p>
          <text:p text:style-name="P15"/>
        </text:list-item>
      </text:list>
      <text:p text:style-name="P3"/>
      <text:list xml:id="list32372736" text:continue-numbering="true" text:style-name="L9">
        <text:list-item>
          <text:p text:style-name="P15">¿Cuántos alumnos hay matriculados en cada uno de los cursos? El resultado debe mostrar el título del curso acompañado del número de alumnos matriculados</text:p>
        </text:list-item>
      </text:list>
      <text:p text:style-name="P3"/>
      <text:list xml:id="list32391613" text:continue-numbering="true" text:style-name="L9">
        <text:list-item>
          <text:list>
            <text:list-header>
              <text:p text:style-name="P15"/>
            </text:list-header>
          </text:list>
        </text:list-item>
        <text:list-item>
          <text:p text:style-name="P20"><text:span text:style-name="T1">Modifica la anterior consulta para que muestre aquellos cursos en que el número de alumnos </text:span><text:span text:style-name="T1">sea igual a 2</text:span></text:p>
          <text:p text:style-name="P15"/>
        </text:list-item>
      </text:list>
      <text:p text:style-name="P3"/>
      <text:list xml:id="list32372812" text:continue-numbering="true" text:style-name="L9">
        <text:list-item>
          <text:p text:style-name="P15">Modifica la BD para que se adapte a la siguiente necesidad: a cada alumno se le asigna un profesor que lo tutele</text:p>
        </text:list-item>
      </text:list>
      <text:p text:style-name="P3"/>
      <text:p text:style-name="P3"/>
      <text:p text:style-name="P19">REUNIÓN INTERNA</text:p>
      <text:p text:style-name="P3"/>
      <text:p text:style-name="P3">Hemos visto como realizar reuniones entre tablas que guardan una relación utilizando la cláusula WHERE para crear esa reunión</text:p>
      <text:p text:style-name="P3"/>
      <text:p text:style-name="P3">Existe otra sintáxis para realizar la operación de reunión y utilizar la cláusula WHERE únicamente para filtrar registros</text:p>
      <text:p text:style-name="P3"/>
      <text:p text:style-name="P3"><text:soft-page-break/>REUNIÓN INTERNA CLÁUSULAS INNER JOIN/ON</text:p>
      <text:p text:style-name="P3"/>
      <text:p text:style-name="P3">Esta cláusula está diseñada para reunir registros de varias tablas</text:p>
      <text:p text:style-name="P3"/>
      <text:p text:style-name="P3">Consulta que realiza la reunión entre los profesores y los cursos que imparte cada uno usando INNER JOIN / ON</text:p>
      <text:p text:style-name="P3"/>
      <text:p text:style-name="P3">SELECT *</text:p>
      <text:p text:style-name="P3">FROM cursos C INNER JOIN profesores P</text:p>
      <text:p text:style-name="P3">ON C.id_profe = P.id</text:p>
      <text:p text:style-name="P3"/>
      <text:p text:style-name="P3">Mostrar los cursos dónde se ha matriculado el alumno con identificador 1</text:p>
      <text:p text:style-name="P3"/>
      <text:p text:style-name="P3">SELECT C.titulo</text:p>
      <text:p text:style-name="P3">FROM alumnos_cursos AC INNER JOIN cursos C</text:p>
      <text:p text:style-name="P3">ON AC.id_curso = C.id</text:p>
      <text:p text:style-name="P3">WHERE AC.id_alumno = 1</text:p>
      <text:p text:style-name="P3"/>
      <text:p text:style-name="P3"/>
      <text:p text:style-name="P3">Realizamos la consulta que muestra a los alumnos con los cursos que realiza cada uno utilizando INNER JOIN/ON mostrando solo nombre y apellidos del alumno y el título del curso</text:p>
      <text:p text:style-name="P3"/>
      <text:p text:style-name="P3">SELECT C.titulo 'CURSO',</text:p>
      <text:p text:style-name="P3"><text:tab/>A.nombre, <text:s/>A.apellidos</text:p>
      <text:p text:style-name="P3">FROM alumnos_cursos AC INNER JOIN alumnos A</text:p>
      <text:p text:style-name="P3">ON AC.id_alumno = A.id INNER JOIN cursos C</text:p>
      <text:p text:style-name="P3">ON AC.id_curso = C.id</text:p>
      <text:p text:style-name="P3">ORDER BY C.titulo, A.nombre, A.apellidos</text:p>
      <text:p text:style-name="P3"/>
      <text:p text:style-name="P3"/>
      <text:p text:style-name="P3"/>
      <text:p text:style-name="P3"/>
      <text:p text:style-name="P3">Ejercicios</text:p>
      <text:list xml:id="list1573982338225910969" text:style-name="L10">
        <text:list-item>
          <text:p text:style-name="P16">Realizar la consulta anterior para mostrar un curso en concreto</text:p>
        </text:list-item>
      </text:list>
      <text:p text:style-name="P3"/>
      <text:list xml:id="list32364026" text:continue-numbering="true" text:style-name="L10">
        <text:list-item>
          <text:p text:style-name="P16">Construir una consulta que resuelva el número de cursos que imparte cada profesor utilizando la cláusula INNER JOIN</text:p>
        </text:list-item>
      </text:list>
      <text:p text:style-name="P3"/>
      <text:p text:style-name="P3"/>
      <text:p text:style-name="P19">EL MODELO ENTIDAD RELACIÓN</text:p>
      <text:p text:style-name="P3"/>
      <text:p text:style-name="P3">Es una herramienta para generar el modelo de datos que describe la estructura y relaciones de una BD. </text:p>
      <text:p text:style-name="P3"/>
      <text:p text:style-name="P3">Es un diagrama que ayuda a generar la estructura de datos para crear una BD</text:p>
      <text:p text:style-name="P3"/>
      <text:p text:style-name="P3">Realizamos el modelo para la base academia</text:p>
      <text:p text:style-name="P3"/>
      <text:p text:style-name="P3"/>
      <text:p text:style-name="P3">Ejercicios de diseño de bases de datos utilizando el modelo entidad relación</text:p>
      <text:p text:style-name="P3"/>
      <text:list xml:id="list6640782956056256216" text:style-name="L11">
        <text:list-item>
          <text:p text:style-name="P17">Tenemos una empresa que se encarga de la gestión de pedidos</text:p>
          <text:list>
            <text:list-item>
              <text:p text:style-name="P17"><text:soft-page-break/>De cada producto con el que trabaja la empresa queremos guardar la sección a la que pertenece (deportes, ferretería, confección, oficina, juguetería, cerámica), el nombre del artículo, precio, país de origen</text:p>
            </text:list-item>
            <text:list-item>
              <text:p text:style-name="P17">De cada cliente guardamos la empresa, dirección, población, teléfono, responsable</text:p>
            </text:list-item>
            <text:list-item>
              <text:p text:style-name="P17">De cada pedido, el cliente que lo ha realizado, fecha, forma de pago, descuento y si ha sido enviado</text:p>
            </text:list-item>
            <text:list-item>
              <text:p text:style-name="P17">De cada producto pedido las unidades</text:p>
            </text:list-item>
            <text:list-item>
              <text:p text:style-name="P17">Cada pedido es de un solo producto</text:p>
            </text:list-item>
          </text:list>
        </text:list-item>
      </text:list>
      <text:p text:style-name="P3"/>
      <text:list xml:id="list32391891" text:continue-numbering="true" text:style-name="L11">
        <text:list-item>
          <text:p text:style-name="P17">Para el ejercicio anterior realiza las modificaciones necesrias para que cada pedido pueda contener varios productos</text:p>
        </text:list-item>
      </text:list>
      <text:p text:style-name="P3"/>
      <text:p text:style-name="P3"/>
      <text:p text:style-name="P3">Nos bajamos e instalamos el programa workbench para diseñar las bases anteriores y crear los modelos entidad relación</text:p>
      <text:p text:style-name="P3"/>
      <text:p text:style-name="P3">Creamos en workbench una base de datos para gestionar un blog</text:p>
      <text:list xml:id="list6313068393755084283" text:style-name="L12">
        <text:list-item>
          <text:p text:style-name="P18">Queremos guardar el nombre, apellidos, email, password y fecha de los usuarios</text:p>
        </text:list-item>
        <text:list-item>
          <text:p text:style-name="P18">El título descripción y fecha de las entradas</text:p>
        </text:list-item>
        <text:list-item>
          <text:p text:style-name="P18">El nombre de las categorias</text:p>
        </text:list-item>
      </text:list>
      <text:p text:style-name="P3"/>
      <text:p text:style-name="P3">Generar el diagrama en phpmyadmi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6M43S</meta:editing-duration>
    <meta:editing-cycles>4</meta:editing-cycles>
    <meta:generator>OpenOffice/4.1.6$Win32 OpenOffice.org_project/416m1$Build-9790</meta:generator>
    <dc:date>2019-06-18T12:17:05.90</dc:date>
    <meta:document-statistic meta:table-count="3" meta:image-count="0" meta:object-count="0" meta:page-count="8" meta:paragraph-count="206" meta:word-count="2205" meta:character-count="12873"/>
    <meta:user-defined meta:name="Info 1"/>
    <meta:user-defined meta:name="Info 2"/>
    <meta:user-defined meta:name="Info 3"/>
    <meta:user-defined meta:name="Info 4"/>
  </office:meta>
</office:document-meta>
</file>